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50000024AA915624289E49A9D.tif" manifest:media-type="image/tiff"/>
  <manifest:file-entry manifest:full-path="Pictures/2000008000004951000012C1BC2CC3D63BE3CFA1.wmf" manifest:media-type="image/x-wmf"/>
  <manifest:file-entry manifest:full-path="Pictures/10000201000000DB000000ECD62C66899C99F3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5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fc2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Your Name, Your Organization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Title of Your Presentation</text:span><text:span text:style-name="T2"><text:line-break/></text:span><text:span text:style-name="T2">Goes He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6" draw:layer="layout" svg:width="18.803cm" svg:height="1.098cm" svg:x="4.411cm" svg:y="12.326cm">
          <text:p text:style-name="P5"><text:span text:style-name="T3">#AssignedHashtagGoes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9">
        <draw:frame draw:name="Title 1" presentation:style-name="pr3" draw:text-style-name="P8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10" draw:layer="layout" svg:width="22.859cm" svg:height="9.428cm" svg:x="1.27cm" svg:y="3.334cm" presentation:class="footer">
          <draw:text-box>
            <text:p text:style-name="P9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>
          <draw:text-box>
            <text:p text:style-name="P11"><text:span text:style-name="T4"><text:page-number>&lt;number&gt;</text:page-number>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  <style:text-properties fo:font-size="28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2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fc2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D62C66899C99F394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1">Title of Your Presentation</text:span><text:span text:style-name="MT1"><text:line-break/></text:span><text:span text:style-name="MT1">Goes Here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A915624289E49A9D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6" draw:layer="backgroundobjects" svg:width="22.859cm" svg:height="9.428cm" svg:x="1.27cm" svg:y="3.334cm" presentation:class="outline" presentation:user-transformed="true">
        <draw:text-box>
          <text:list text:style-name="ML5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8" draw:layer="backgroundobjects" svg:width="1.392cm" svg:height="0.885cm" svg:x="22.985cm" svg:y="13.371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Footer Placeholder 5" presentation:style-name="Mpr6" draw:text-style-name="MP18" draw:layer="backgroundobjects" svg:width="16.087cm" svg:height="0.885cm" svg:x="5.431cm" svg:y="13.299cm" presentation:class="footer" presentation:user-transformed="true">
        <draw:text-box>
          <text:p text:style-name="MP19"><text:span text:style-name="MT7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9</meta:editing-cycles>
    <meta:creation-date>2018-05-14T13:01:55.594807701</meta:creation-date>
    <dc:date>2018-05-14T13:07:49.984177963</dc:date>
    <meta:editing-duration>PT53M55S</meta:editing-duration>
    <meta:generator>LibreOffice/5.1.6.2$Linux_X86_64 LibreOffice_project/10m0$Build-2</meta:generator>
    <meta:document-statistic meta:object-count="4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